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2">
      <style:text-properties fo:font-size="24pt" style:font-size-asian="24pt" style:font-size-complex="24pt"/>
    </style:style>
    <style:style style:name="P3" style:family="paragraph" style:parent-style-name="Heading_20_3">
      <style:text-properties fo:font-size="18pt" style:font-size-asian="18pt" style:font-size-complex="18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olution Architecture Document: Document Summarization Tool</text:h>
      <text:h text:style-name="P3" text:outline-level="3">1. Overview</text:h>
      <text:p text:style-name="Text_20_body">The <text:span text:style-name="Strong_20_Emphasis">Document Summarization Tool</text:span> is a Streamlit-based application designed to extract text from uploaded PDF documents and generate concise summaries using a transformer-based summarization model from Hugging Face. The backend handles PDF text extraction, while the frontend manages user interactions and model inference.</text:p>
      <text:h text:style-name="P3" text:outline-level="3">2. System Components</text:h>
      <text:h text:style-name="Heading_20_4" text:outline-level="4">a. Frontend (FE)</text:h>
      <text:list xml:id="list961017875" text:style-name="L1">
        <text:list-item>
          <text:p text:style-name="P4"><text:span text:style-name="Strong_20_Emphasis">Technology:</text:span> Streamlit</text:p>
        </text:list-item>
        <text:list-item>
          <text:p text:style-name="P4"><text:span text:style-name="Strong_20_Emphasis">Purpose:</text:span> Provides a user-friendly interface to upload PDFs, view extracted text, and generate summaries.</text:p>
        </text:list-item>
        <text:list-item>
          <text:p text:style-name="P4"><text:span text:style-name="Strong_20_Emphasis">Responsibilities:</text:span></text:p>
          <text:list>
            <text:list-item>
              <text:p text:style-name="P4">Handle file upload via Streamlit UI.</text:p>
            </text:list-item>
            <text:list-item>
              <text:p text:style-name="P4">Display preview of extracted text.</text:p>
            </text:list-item>
            <text:list-item>
              <text:p text:style-name="P4">Trigger summarization process and display results.</text:p>
            </text:list-item>
          </text:list>
        </text:list-item>
      </text:list>
      <text:h text:style-name="Heading_20_4" text:outline-level="4">b. Backend (BE)</text:h>
      <text:list xml:id="list3658381759" text:style-name="L2">
        <text:list-item>
          <text:p text:style-name="P5"><text:span text:style-name="Strong_20_Emphasis">Technology:</text:span> Python utility module (PyMuPDF)</text:p>
        </text:list-item>
        <text:list-item>
          <text:p text:style-name="P5"><text:span text:style-name="Strong_20_Emphasis">Purpose:</text:span> Extract textual data from the uploaded PDF.</text:p>
        </text:list-item>
        <text:list-item>
          <text:p text:style-name="P5"><text:span text:style-name="Strong_20_Emphasis">Responsibilities:</text:span></text:p>
          <text:list>
            <text:list-item>
              <text:p text:style-name="P5">Read and parse PDF files using the <text:span text:style-name="Source_20_Text">fitz</text:span> (PyMuPDF) library.</text:p>
            </text:list-item>
            <text:list-item>
              <text:p text:style-name="P5">Return plain text for further processing.</text:p>
            </text:list-item>
          </text:list>
        </text:list-item>
      </text:list>
      <text:h text:style-name="Heading_20_4" text:outline-level="4">c. Model Inference Layer</text:h>
      <text:list xml:id="list2438587545" text:style-name="L3">
        <text:list-item>
          <text:p text:style-name="P6"><text:span text:style-name="Strong_20_Emphasis">Technology:</text:span> Hugging Face Transformers (BART model)</text:p>
        </text:list-item>
        <text:list-item>
          <text:p text:style-name="P6"><text:span text:style-name="Strong_20_Emphasis">Model Used:</text:span> <text:span text:style-name="Source_20_Text">facebook/bart-large-cnn</text:span></text:p>
        </text:list-item>
        <text:list-item>
          <text:p text:style-name="P6"><text:span text:style-name="Strong_20_Emphasis">Purpose:</text:span> Generate human-readable summaries of extracted text.</text:p>
        </text:list-item>
        <text:list-item>
          <text:p text:style-name="P6"><text:span text:style-name="Strong_20_Emphasis">Responsibilities:</text:span></text:p>
          <text:list>
            <text:list-item>
              <text:p text:style-name="P6">Load and cache the summarization model using <text:span text:style-name="Source_20_Text">@st.cache_resource</text:span> for efficiency.</text:p>
            </text:list-item>
            <text:list-item>
              <text:p text:style-name="P6">Process extracted text and return concise summaries.</text:p>
            </text:list-item>
          </text:list>
        </text:list-item>
      </text:list>
      <text:h text:style-name="P3" text:outline-level="3"><text:soft-page-break/>3. Data Flow</text:h>
      <text:list xml:id="list3114113986" text:style-name="L4">
        <text:list-item>
          <text:p text:style-name="P7"><text:span text:style-name="Strong_20_Emphasis">User uploads a PDF file</text:span> using the Streamlit UI.</text:p>
        </text:list-item>
        <text:list-item>
          <text:p text:style-name="P7"><text:span text:style-name="Strong_20_Emphasis">Frontend sends the file</text:span> to the <text:span text:style-name="Source_20_Text">extract_text_from_pdf()</text:span> function (from <text:span text:style-name="Source_20_Text">BE/utils/pdf_utils.py</text:span>).</text:p>
        </text:list-item>
        <text:list-item>
          <text:p text:style-name="P7">The <text:span text:style-name="Strong_20_Emphasis">backend extracts text</text:span> from the uploaded PDF and returns it to the frontend.</text:p>
        </text:list-item>
        <text:list-item>
          <text:p text:style-name="P7"><text:span text:style-name="Strong_20_Emphasis">Frontend displays</text:span> a preview of the extracted text for the user.</text:p>
        </text:list-item>
        <text:list-item>
          <text:p text:style-name="P7">Upon clicking <text:span text:style-name="Strong_20_Emphasis">“Summarize”</text:span>, the summarizer model (<text:span text:style-name="Source_20_Text">facebook/bart-large-cnn</text:span>) generates a summary.</text:p>
        </text:list-item>
        <text:list-item>
          <text:p text:style-name="P7">The <text:span text:style-name="Strong_20_Emphasis">summary is displayed</text:span> to the user in the UI.</text:p>
        </text:list-item>
      </text:list>
      <text:h text:style-name="P3" text:outline-level="3">4. Architecture Diagram (Textual Representation)</text:h>
      <text:p text:style-name="Preformatted_20_Text"><text:span text:style-name="Source_20_Text"><text:s text:c="11"/>+-------------------+</text:span></text:p>
      <text:p text:style-name="Preformatted_20_Text"><text:span text:style-name="Source_20_Text"><text:s text:c="11"/>| <text:s text:c="2"/>Streamlit UI <text:s text:c="3"/>|</text:span></text:p>
      <text:p text:style-name="Preformatted_20_Text"><text:span text:style-name="Source_20_Text"><text:s text:c="11"/>| <text:s/>(app.py - FE) <text:s text:c="3"/>|</text:span></text:p>
      <text:p text:style-name="Preformatted_20_Text"><text:span text:style-name="Source_20_Text"><text:s text:c="11"/>+--------+----------+</text:span></text:p>
      <text:p text:style-name="Preformatted_20_Text"><text:span text:style-name="Source_20_Text"><text:s text:c="20"/>|</text:span></text:p>
      <text:p text:style-name="Preformatted_20_Text"><text:span text:style-name="Source_20_Text"><text:s text:c="11"/>Upload PDF | Summarize Request</text:span></text:p>
      <text:p text:style-name="Preformatted_20_Text"><text:span text:style-name="Source_20_Text"><text:s text:c="20"/>v</text:span></text:p>
      <text:p text:style-name="Preformatted_20_Text"><text:span text:style-name="Source_20_Text"><text:s text:c="11"/>+-------------------+</text:span></text:p>
      <text:p text:style-name="Preformatted_20_Text"><text:span text:style-name="Source_20_Text"><text:s text:c="11"/>| PDF Utility Layer |</text:span></text:p>
      <text:p text:style-name="Preformatted_20_Text"><text:span text:style-name="Source_20_Text"><text:s text:c="11"/>| (pdf_utils.py) <text:s text:c="3"/>|</text:span></text:p>
      <text:p text:style-name="Preformatted_20_Text"><text:span text:style-name="Source_20_Text"><text:s text:c="11"/>+--------+----------+</text:span></text:p>
      <text:p text:style-name="Preformatted_20_Text"><text:span text:style-name="Source_20_Text"><text:s text:c="20"/>|</text:span></text:p>
      <text:p text:style-name="Preformatted_20_Text"><text:span text:style-name="Source_20_Text"><text:s text:c="13"/>Extracted Text</text:span></text:p>
      <text:p text:style-name="Preformatted_20_Text"><text:span text:style-name="Source_20_Text"><text:s text:c="20"/>v</text:span></text:p>
      <text:p text:style-name="Preformatted_20_Text"><text:span text:style-name="Source_20_Text"><text:s text:c="11"/>+-------------------+</text:span></text:p>
      <text:p text:style-name="Preformatted_20_Text"><text:span text:style-name="Source_20_Text"><text:s text:c="11"/>| Summarization <text:s text:c="4"/>|</text:span></text:p>
      <text:p text:style-name="Preformatted_20_Text"><text:span text:style-name="Source_20_Text"><text:s text:c="11"/>| Model (BART) <text:s text:c="5"/>|</text:span></text:p>
      <text:p text:style-name="Preformatted_20_Text"><text:span text:style-name="Source_20_Text"><text:s text:c="11"/>+--------+----------+</text:span></text:p>
      <text:p text:style-name="Preformatted_20_Text"><text:span text:style-name="Source_20_Text"><text:s text:c="20"/>|</text:span></text:p>
      <text:p text:style-name="Preformatted_20_Text"><text:span text:style-name="Source_20_Text"><text:s text:c="14"/>Summary Output</text:span></text:p>
      <text:p text:style-name="Preformatted_20_Text"><text:span text:style-name="Source_20_Text"><text:s text:c="20"/>v</text:span></text:p>
      <text:p text:style-name="Preformatted_20_Text"><text:span text:style-name="Source_20_Text"><text:s text:c="11"/>+-------------------+</text:span></text:p>
      <text:p text:style-name="Preformatted_20_Text"><text:span text:style-name="Source_20_Text"><text:s text:c="11"/>| Streamlit Display |</text:span></text:p>
      <text:p text:style-name="P1"><text:span text:style-name="Source_20_Text"><text:s text:c="11"/>+-------------------+</text:span></text:p>
      <text:h text:style-name="P3" text:outline-level="3">5. Key Design Considerations</text:h>
      <text:list xml:id="list3463975800" text:style-name="L5">
        <text:list-item>
          <text:p text:style-name="P8"><text:span text:style-name="Strong_20_Emphasis">Performance:</text:span></text:p>
          <text:list>
            <text:list-item>
              <text:p text:style-name="P8">Caching of model (<text:span text:style-name="Source_20_Text">@st.cache_resource</text:span>) avoids repeated reloading.</text:p>
            </text:list-item>
            <text:list-item>
              <text:p text:style-name="P8">Text truncated to first 1000 characters for inference efficiency.</text:p>
            </text:list-item>
          </text:list>
        </text:list-item>
        <text:list-item>
          <text:p text:style-name="P8"><text:span text:style-name="Strong_20_Emphasis">Scalability:</text:span></text:p>
          <text:list>
            <text:list-item>
              <text:p text:style-name="P8">Can be containerized for deployment.</text:p>
            </text:list-item>
            <text:list-item>
              <text:p text:style-name="P8">Modular design allows replacement of summarizer model (e.g., T5, Pegasus).</text:p>
            </text:list-item>
          </text:list>
        </text:list-item>
        <text:list-item>
          <text:p text:style-name="P8"><text:span text:style-name="Strong_20_Emphasis">Security:</text:span></text:p>
          <text:list>
            <text:list-item>
              <text:p text:style-name="P8">Uploaded files handled in-memory; not persisted on disk.</text:p>
            </text:list-item>
            <text:list-item>
              <text:p text:style-name="P8"><text:soft-page-break/>No external API calls; all processing local.</text:p>
            </text:list-item>
          </text:list>
        </text:list-item>
        <text:list-item>
          <text:p text:style-name="P8"><text:span text:style-name="Strong_20_Emphasis">Extensibility:</text:span></text:p>
          <text:list>
            <text:list-item>
              <text:p text:style-name="P8">Could be enhanced with multi-page summarization or semantic chunking.</text:p>
            </text:list-item>
            <text:list-item>
              <text:p text:style-name="P8">Potential integration with vector stores for contextual search.</text:p>
            </text:list-item>
          </text:list>
        </text:list-item>
      </text:list>
      <text:h text:style-name="P3" text:outline-level="3">6. Deployment Considerations</text:h>
      <text:list xml:id="list2891490553" text:style-name="L6">
        <text:list-item>
          <text:p text:style-name="P9"><text:span text:style-name="Strong_20_Emphasis">Local Execution:</text:span> Suitable for standalone use with minimal dependencies.</text:p>
        </text:list-item>
        <text:list-item>
          <text:p text:style-name="P9"><text:span text:style-name="Strong_20_Emphasis">Containerization:</text:span></text:p>
          <text:list>
            <text:list-item>
              <text:p text:style-name="P9">Use Docker for isolated environments.</text:p>
            </text:list-item>
            <text:list-item>
              <text:p text:style-name="P9">Include all required Python dependencies (<text:span text:style-name="Source_20_Text">PyMuPDF</text:span>, <text:span text:style-name="Source_20_Text">transformers</text:span>, <text:span text:style-name="Source_20_Text">torch</text:span>, <text:span text:style-name="Source_20_Text">streamlit</text:span>).</text:p>
            </text:list-item>
          </text:list>
        </text:list-item>
        <text:list-item>
          <text:p text:style-name="P9"><text:span text:style-name="Strong_20_Emphasis">Hosting Options:</text:span> Streamlit Cloud, AWS EC2, or internal company server.</text:p>
        </text:list-item>
      </text:list>
      <text:h text:style-name="P3" text:outline-level="3">7. Tools &amp; Dependencies</text:h>
      <text:list xml:id="list2430133456" text:style-name="L7">
        <text:list-item>
          <text:p text:style-name="P10"><text:span text:style-name="Strong_20_Emphasis">Streamlit</text:span> – UI framework for Python apps.</text:p>
        </text:list-item>
        <text:list-item>
          <text:p text:style-name="P10"><text:span text:style-name="Strong_20_Emphasis">PyMuPDF (fitz)</text:span> – PDF text extraction.</text:p>
        </text:list-item>
        <text:list-item>
          <text:p text:style-name="P10"><text:span text:style-name="Strong_20_Emphasis">Transformers (Hugging Face)</text:span> – NLP model inference.</text:p>
        </text:list-item>
        <text:list-item>
          <text:p text:style-name="P10"><text:span text:style-name="Strong_20_Emphasis">Torch</text:span> – Backend for running transformer models.</text:p>
        </text:list-item>
      </text:list>
      <text:h text:style-name="P3" text:outline-level="3">8. Summary</text:h>
      <text:p text:style-name="Text_20_body">This solution effectively combines Streamlit’s interactive UI with Hugging Face’s summarization capabilities, providing a lightweight, end-to-end document summarization workflow. It is fully local, efficient, and modular—allowing future upgrades such as chunk-based summarization or support for non-PDF document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8:27:12.622776145</meta:creation-date>
    <dc:date>2025-10-23T19:33:25.463543931</dc:date>
    <meta:editing-duration>PT2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515" meta:character-count="3840" meta:non-whitespace-character-count="3115"/>
  </office:meta>
</office:document-meta>
</file>